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cm" svg:stroke-color="#000000" draw:fill="none" draw:fill-color="#ffffff" fo:min-height="1.25cm"/>
    </style:style>
    <style:style style:name="gr5" style:family="graphic" style:parent-style-name="standard">
      <style:graphic-properties svg:stroke-width="0cm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width="0cm" draw:marker-end="Arrow" draw:marker-end-width="0.3cm"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width="0cm" draw:marker-start="Arrow" draw:marker-start-width="0.3cm" draw:marker-end="Arrow" draw:marker-end-width="0.3cm" draw:fill="solid" draw:fill-color="#b3b3b3" draw:textarea-horizontal-align="center" draw:textarea-vertical-align="middle"/>
    </style:style>
    <style:style style:name="gr8" style:family="graphic" style:parent-style-name="standard">
      <style:graphic-properties svg:stroke-width="0cm" draw:marker-end="Arrow" draw:marker-end-width="0.3cm" draw:fill="solid" draw:fill-color="#b3b3b3" draw:textarea-horizontal-align="center" draw:textarea-vertical-align="middle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text-align="center" fo:text-indent="0cm">
        <style:tab-stops/>
      </style:paragraph-properties>
    </style:style>
    <style:style style:name="P6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family="FreeMono" style:font-family-generic="modern" style:font-pitch="fixed" fo:font-size="14pt" style:font-size-asian="14pt" style:font-size-complex="14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Nimbus Mono L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17.5cm" svg:x="1cm" svg:y="1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" draw:layer="layout" svg:width="4cm" svg:height="1.5cm" svg:x="1.5cm" svg:y="3cm">
          <text:p text:style-name="P2"><text:span text:style-name="T1">Befehlszeiger:</text:span></text:p>
          <text:p text:style-name="P2"><text:span text:style-name="T2">0x0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4cm" svg:height="1.5cm" svg:x="1.5cm" svg:y="5.5cm">
          <text:p text:style-name="P2"><text:span text:style-name="T1">Befehlsregister:</text:span></text:p>
          <text:p text:style-name="P2"><text:span text:style-name="T2">C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4cm" svg:height="1.5cm" svg:x="1.5cm" svg:y="8cm">
          <text:p text:style-name="P2"><text:span text:style-name="T1">Stapelzeiger:</text:span></text:p>
          <text:p text:style-name="P2"><text:span text:style-name="T2">0xF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4cm" svg:height="1.5cm" svg:x="1.5cm" svg:y="10.5cm">
          <text:p text:style-name="P2"><text:span text:style-name="T1">Stapelbasiszeiger:</text:span></text:p>
          <text:p text:style-name="P2"><text:span text:style-name="T2">0xF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4cm" svg:height="1.5cm" svg:x="7cm" svg:y="3cm">
          <text:p text:style-name="P2"><text:span text:style-name="T1">Datenregister:</text:span></text:p>
          <text:p text:style-name="P2"><text:span text:style-name="T2">0x1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4cm" svg:height="1.5cm" svg:x="7cm" svg:y="5.5cm">
          <text:p text:style-name="P2"><text:span text:style-name="T1">Akkumulator:</text:span></text:p>
          <text:p text:style-name="P2"><text:span text:style-name="T2">0x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4cm" svg:height="1.5cm" svg:x="7cm" svg:y="8cm">
          <text:p text:style-name="P2"><text:span text:style-name="T1">Indexregister:</text:span></text:p>
          <text:p text:style-name="P2"><text:span text:style-name="T2">0x0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8" draw:layer="layout" svg:width="4cm" svg:height="2cm" svg:x="7cm" svg:y="10.5cm">
          <text:p text:style-name="P2"><text:span text:style-name="T3">Arithmentische-</text:span></text:p>
          <text:p text:style-name="P2"><text:span text:style-name="T3">Logik-Einhe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3" draw:layer="layout" svg:width="4cm" svg:height="1.5cm" svg:x="7cm" svg:y="13.5cm">
          <text:p text:style-name="P5"><text:span text:style-name="T1">Ergebnisregister:</text:span></text:p>
          <text:p text:style-name="P5"><text:span text:style-name="T2">0x0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5" draw:layer="layout" svg:width="4cm" svg:height="1.5cm" svg:x="7cm" svg:y="16cm">
          <text:p text:style-name="P2"><text:span text:style-name="T1">Adressregister:</text:span></text:p>
          <text:p text:style-name="P2"><text:span text:style-name="T2">0xFD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1cm" svg:height="1.5cm" svg:x="1cm" svg:y="1.5cm">
          <draw:text-box>
            <text:p text:style-name="P6"><text:span text:style-name="T4">Rechen- und Steuerwerk</text:span></text:p>
          </draw:text-box>
        </draw:frame>
        <draw:connector draw:style-name="gr5" draw:text-style-name="P1" draw:id="id9" draw:layer="layout" svg:x1="5.5cm" svg:y1="3.75cm" svg:x2="7cm" svg:y2="3.75cm" draw:start-shape="id1" draw:start-glue-point="1" draw:end-shape="id2" draw:end-glue-point="3">
          <text:p text:style-name="P8"/>
        </draw:connector>
        <draw:connector draw:style-name="gr5" draw:text-style-name="P1" draw:id="id10" draw:layer="layout" svg:x1="5.5cm" svg:y1="6.25cm" svg:x2="7cm" svg:y2="6.25cm" draw:start-shape="id3" draw:start-glue-point="1" draw:end-shape="id4" draw:end-glue-point="3">
          <text:p text:style-name="P8"/>
        </draw:connector>
        <draw:connector draw:style-name="gr5" draw:text-style-name="P1" draw:id="id11" draw:layer="layout" svg:x1="5.5cm" svg:y1="8.75cm" svg:x2="7cm" svg:y2="8.75cm" draw:start-shape="id5" draw:start-glue-point="1" draw:end-shape="id6" draw:end-glue-point="3">
          <text:p text:style-name="P8"/>
        </draw:connector>
        <draw:connector draw:style-name="gr6" draw:text-style-name="P1" draw:id="id12" draw:layer="layout" svg:x1="5.5cm" svg:y1="11.25cm" svg:x2="7cm" svg:y2="11.5cm" draw:start-shape="id7" draw:start-glue-point="1" draw:end-shape="id8" draw:end-glue-point="3">
          <text:p text:style-name="P8"/>
        </draw:connector>
        <draw:connector draw:style-name="gr5" draw:text-style-name="P1" draw:layer="layout" svg:x1="6.25cm" svg:y1="3.75cm" svg:x2="6.25cm" svg:y2="6.25cm" draw:start-shape="id9" draw:start-glue-point="0" draw:end-shape="id10" draw:end-glue-point="0">
          <text:p text:style-name="P8"/>
        </draw:connector>
        <draw:connector draw:style-name="gr5" draw:text-style-name="P1" draw:layer="layout" svg:x1="6.25cm" svg:y1="6.25cm" svg:x2="6.25cm" svg:y2="8.75cm" draw:start-shape="id10" draw:start-glue-point="0" draw:end-shape="id11" draw:end-glue-point="0">
          <text:p text:style-name="P8"/>
        </draw:connector>
        <draw:connector draw:style-name="gr5" draw:text-style-name="P1" draw:layer="layout" svg:x1="6.25cm" svg:y1="8.75cm" svg:x2="6.25cm" svg:y2="11.375cm" draw:start-shape="id11" draw:start-glue-point="0" draw:end-shape="id12" draw:end-glue-point="0">
          <text:p text:style-name="P8"/>
        </draw:connector>
        <draw:connector draw:style-name="gr6" draw:text-style-name="P1" draw:layer="layout" svg:x1="11cm" svg:y1="11.5cm" svg:x2="7cm" svg:y2="14.25cm" draw:start-shape="id8" draw:start-glue-point="1" draw:end-shape="id13" draw:end-glue-point="3">
          <text:p text:style-name="P8"/>
        </draw:connector>
        <draw:connector draw:style-name="gr6" draw:text-style-name="P1" draw:id="id14" draw:layer="layout" svg:x1="6.25cm" svg:y1="11.375cm" svg:x2="6.25cm" svg:y2="11.375cm" draw:start-shape="id12" draw:start-glue-point="0" draw:end-shape="id12" draw:end-glue-point="0">
          <text:p text:style-name="P8"/>
        </draw:connector>
        <draw:connector draw:style-name="gr6" draw:text-style-name="P1" draw:layer="layout" svg:x1="6.25cm" svg:y1="11.375cm" svg:x2="7cm" svg:y2="16.75cm" draw:start-shape="id14" draw:start-glue-point="0" draw:end-shape="id15" draw:end-glue-point="3">
          <text:p text:style-name="P8"/>
        </draw:connector>
        <draw:connector draw:style-name="gr6" draw:text-style-name="P1" draw:layer="layout" svg:x1="11cm" svg:y1="8.75cm" svg:x2="9cm" svg:y2="10.5cm" draw:start-shape="id6" draw:start-glue-point="1" draw:end-shape="id8" draw:end-glue-point="0">
          <text:p text:style-name="P8"/>
        </draw:connector>
        <draw:connector draw:style-name="gr6" draw:text-style-name="P1" draw:layer="layout" svg:x1="11cm" svg:y1="6.25cm" svg:x2="11.508cm" svg:y2="8.843cm" draw:start-shape="id4" draw:start-glue-point="1">
          <text:p text:style-name="P8"/>
        </draw:connector>
        <draw:connector draw:style-name="gr6" draw:text-style-name="P1" draw:layer="layout" svg:x1="11cm" svg:y1="14.25cm" svg:x2="6.24cm" svg:y2="15.522cm" draw:start-shape="id13" draw:start-glue-point="1">
          <text:p text:style-name="P8"/>
        </draw:connector>
        <draw:custom-shape draw:style-name="gr1" draw:text-style-name="P1" draw:id="id16" draw:layer="layout" svg:width="11cm" svg:height="12.5cm" svg:x="12cm" svg:y="4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id="id18" draw:layer="layout" svg:width="11cm" svg:height="1.5cm" svg:x="12cm" svg:y="4cm">
          <draw:text-box>
            <text:p text:style-name="P6"><text:span text:style-name="T4">Speicher</text:span></text:p>
          </draw:text-box>
        </draw:frame>
        <draw:custom-shape draw:style-name="gr3" draw:text-style-name="P7" draw:layer="layout" svg:width="10cm" svg:height="10.5cm" svg:x="12.5cm" svg:y="5.5cm">
          <text:p text:style-name="P2"><text:span text:style-name="T5">20132A310233031E00210F3103201131</text:span></text:p>
          <text:p text:style-name="P2"><text:span text:style-name="T5">022B2904002E04002E28022D02050027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00000000</text:span></text:p>
          <text:p text:style-name="P2"><text:span text:style-name="T5">000000000000000000000000FF1B010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cm 1cm" svg:x1="11cm" svg:y1="16.75cm" svg:x2="17.5cm" svg:y2="16.5cm" draw:start-shape="id15" draw:start-glue-point="1" draw:end-shape="id16" draw:end-glue-point="2">
          <text:p text:style-name="P8"/>
        </draw:connector>
        <draw:custom-shape draw:style-name="gr1" draw:text-style-name="P1" draw:id="id17" draw:layer="layout" svg:width="5.7cm" svg:height="12.5cm" svg:x="23cm" svg:y="4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id="id19" draw:layer="layout" svg:width="5.7cm" svg:height="1.5cm" svg:x="23cm" svg:y="4cm">
          <draw:text-box>
            <text:p text:style-name="P6"><text:span text:style-name="T4">Peripherie</text:span></text:p>
          </draw:text-box>
        </draw:frame>
        <draw:connector draw:style-name="gr6" draw:text-style-name="P1" draw:layer="layout" draw:line-skew="0.484cm" svg:x1="17.497cm" svg:y1="18.031cm" svg:x2="25.85cm" svg:y2="16.5cm" draw:end-shape="id17">
          <text:p text:style-name="P8"/>
        </draw:connector>
        <draw:custom-shape draw:style-name="gr2" draw:text-style-name="P3" draw:layer="layout" svg:width="4cm" svg:height="1.5cm" svg:x="24cm" svg:y="5.5cm">
          <text:p text:style-name="P2"><text:span text:style-name="T1">Eingabe:</text:span></text:p>
          <text:p text:style-name="P2"><text:span text:style-name="T2">###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5cm" svg:x="24cm" svg:y="8cm">
          <text:p text:style-name="P2"><text:span text:style-name="T1">Ausgabe:</text:span></text:p>
          <text:p text:style-name="P2"><text:span text:style-name="T2">###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cm -0.5cm" svg:x1="11cm" svg:y1="3.75cm" svg:x2="17.5cm" svg:y2="4cm" draw:start-shape="id2" draw:start-glue-point="1" draw:end-shape="id18" draw:end-glue-point="0">
          <text:p text:style-name="P8"/>
        </draw:connector>
        <draw:connector draw:style-name="gr8" draw:text-style-name="P1" draw:layer="layout" draw:line-skew="-0.255cm" svg:x1="17.497cm" svg:y1="3.01cm" svg:x2="25.85cm" svg:y2="4cm" draw:end-shape="id19" draw:end-glue-point="0">
          <text:p text:style-name="P8"/>
        </draw:connector>
        <draw:frame draw:style-name="gr9" draw:layer="layout" svg:width="3.22cm" svg:height="0.962cm" svg:x="17cm" svg:y="2.038cm">
          <draw:text-box>
            <text:p text:style-name="P8">Datenbus</text:p>
          </draw:text-box>
        </draw:frame>
        <draw:frame draw:style-name="gr9" draw:layer="layout" svg:width="3.495cm" svg:height="0.962cm" svg:x="17cm" svg:y="18.038cm">
          <draw:text-box>
            <text:p text:style-name="P8">Adressb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10-08-22T14:46:17</meta:creation-date>
    <dc:date>2010-08-22T15:36:01</dc:date>
    <meta:editing-cycles>9</meta:editing-cycles>
    <meta:editing-duration>PT49M45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